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Meera" svg:font-family="Meera" style:font-pitch="variable"/>
    <style:font-face style:name="Samanata" svg:font-family="Samanat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wiss" style:font-pitch="variable"/>
    <style:font-face style:name="Noto Sans Mono CJK HK" svg:font-family="'Noto Sans Mono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fo:font-size="14pt" officeooo:rsid="0011c0d7" officeooo:paragraph-rsid="0011c0d7" style:font-size-asian="12.25pt" style:font-size-complex="14pt"/>
    </style:style>
    <style:style style:name="P2" style:family="paragraph" style:parent-style-name="Standard">
      <style:text-properties style:font-name="Ubuntu Condensed" fo:font-size="14pt" officeooo:rsid="0011c0d7" officeooo:paragraph-rsid="00131980" style:font-size-asian="12.25pt" style:font-size-complex="14pt"/>
    </style:style>
    <style:style style:name="P3" style:family="paragraph" style:parent-style-name="Standard">
      <style:text-properties officeooo:paragraph-rsid="0011c0d7"/>
    </style:style>
    <style:style style:name="P4" style:family="paragraph" style:parent-style-name="Standard">
      <style:text-properties officeooo:paragraph-rsid="00131980"/>
    </style:style>
    <style:style style:name="P5" style:family="paragraph" style:parent-style-name="Standard">
      <style:paragraph-properties fo:break-before="page"/>
      <style:text-properties style:font-name="Ubuntu Condensed" fo:font-size="14pt" officeooo:rsid="0011c0d7" officeooo:paragraph-rsid="00131980" style:font-size-asian="12.25pt" style:font-size-complex="14pt"/>
    </style:style>
    <style:style style:name="T1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Ubuntu" fo:font-size="15pt" fo:font-weight="bold" officeooo:rsid="0011c0d7" style:font-size-asian="15pt" style:font-weight-asian="bold" style:font-size-complex="15pt" style:font-weight-complex="bold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style:font-name="Ubuntu" fo:font-size="13pt" officeooo:rsid="0011c0d7" style:font-size-asian="13pt" style:font-size-complex="13pt"/>
    </style:style>
    <style:style style:name="T5" style:family="text">
      <style:text-properties style:font-name="Ubuntu" fo:font-size="13pt" officeooo:rsid="00131980" style:font-size-asian="13pt" style:font-size-complex="13pt"/>
    </style:style>
    <style:style style:name="T6" style:family="text">
      <style:text-properties style:font-name="Ubuntu" fo:font-size="13pt" officeooo:rsid="0013b70b" style:font-size-asian="13pt" style:font-size-complex="13pt"/>
    </style:style>
    <style:style style:name="T7" style:family="text">
      <style:text-properties style:font-name="Ubuntu" fo:font-size="13pt" officeooo:rsid="001481ec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o como:</text:span><text:span text:style-name="T3"> </text:span><text:span text:style-name="T5">usuario registrado/no registrado d</text:span><text:span text:style-name="T3">el sitio UNAWeb</text:span></text:p>
      <text:p text:style-name="P1"/>
      <text:p text:style-name="P3"><text:span text:style-name="T2">Quiero:</text:span><text:span text:style-name="T5"> i</text:span><text:span text:style-name="T4">n</text:span><text:span text:style-name="T5">gresar datos sobre un</text:span><text:span text:style-name="T4"> apunte </text:span><text:span text:style-name="T7">(autor, titulo, catedra, materia)</text:span></text:p>
      <text:p text:style-name="P1"/>
      <text:p text:style-name="P1"><text:span text:style-name="T1">Para:</text:span><text:span text:style-name="T5"> buscar y d</text:span><text:span text:style-name="T3">escargar un apunte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5"><text:span text:style-name="T1">Yo como:</text:span><text:span text:style-name="T3"> </text:span><text:span text:style-name="T5">usuario no registrado d</text:span><text:span text:style-name="T3">el sitio UNAWeb</text:span></text:p>
      <text:p text:style-name="P2"/>
      <text:p text:style-name="P4"><text:span text:style-name="T2">Quiero:</text:span><text:span text:style-name="T5"> i</text:span><text:span text:style-name="T4">n</text:span><text:span text:style-name="T5">gresar datos personales</text:span></text:p>
      <text:p text:style-name="P2"/>
      <text:p text:style-name="P2"><text:span text:style-name="T1">Para:</text:span><text:span text:style-name="T5"> registrarme en el sitio UNAWeb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<text:span text:style-name="T1">Yo como:</text:span><text:span text:style-name="T3"> </text:span><text:span text:style-name="T5">usuario registrado/no registrado d</text:span><text:span text:style-name="T3">el sitio UNAWeb</text:span></text:p>
      <text:p text:style-name="P2"/>
      <text:p text:style-name="P4"><text:span text:style-name="T2">Quiero:</text:span><text:span text:style-name="T5"> i</text:span><text:span text:style-name="T4">n</text:span><text:span text:style-name="T5">gresar</text:span><text:span text:style-name="T4"> </text:span><text:span text:style-name="T6">mi usuario y contraseña</text:span></text:p>
      <text:p text:style-name="P2"/>
      <text:p text:style-name="P2"><text:span text:style-name="T1">Para:</text:span><text:span text:style-name="T5"> </text:span><text:span text:style-name="T6">log</text:span><text:span text:style-name="T7">g</text:span><text:span text:style-name="T6">earme en el sitio UNAWeb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<text:span text:style-name="T1">Yo como:</text:span><text:span text:style-name="T3"> </text:span><text:span text:style-name="T5">usuario registrado d</text:span><text:span text:style-name="T3">el sitio UNAWeb</text:span></text:p>
      <text:p text:style-name="P2"/>
      <text:p text:style-name="P4"><text:span text:style-name="T2">Quiero:</text:span><text:span text:style-name="T5"> i</text:span><text:span text:style-name="T4">n</text:span><text:span text:style-name="T5">gresar </text:span><text:span text:style-name="T7">datos sobre un apunte (autor, titulo, materia, link, etc.)</text:span></text:p>
      <text:p text:style-name="P2"/>
      <text:p text:style-name="P2"><text:span text:style-name="T1">Para:</text:span><text:span text:style-name="T5"> </text:span><text:span text:style-name="T7">subir un apunte a la seccion “Apuntes”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<text:span text:style-name="T1">Yo como:</text:span><text:span text:style-name="T3"> </text:span><text:span text:style-name="T5">usuario registrado/no registrado d</text:span><text:span text:style-name="T3">el sitio UNAWeb</text:span></text:p>
      <text:p text:style-name="P2"/>
      <text:p text:style-name="P4"><text:span text:style-name="T2">Quiero:</text:span><text:span text:style-name="T5"> i</text:span><text:span text:style-name="T4">n</text:span><text:span text:style-name="T5">gresar datos sobre un</text:span><text:span text:style-name="T4"> apunte</text:span></text:p>
      <text:p text:style-name="P2"/>
      <text:p text:style-name="P2"><text:span text:style-name="T1">Para:</text:span><text:span text:style-name="T5"> buscar y d</text:span><text:span text:style-name="T3">escargar un apunte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1">Yo como:</text:span><text:span text:style-name="T3"> </text:span><text:span text:style-name="T5">usuario registrado/no registrado d</text:span><text:span text:style-name="T3">el sitio UNAWeb</text:span></text:p>
      <text:p text:style-name="P2"/>
      <text:p text:style-name="P4"><text:span text:style-name="T2">Quiero:</text:span><text:span text:style-name="T5"> i</text:span><text:span text:style-name="T4">n</text:span><text:span text:style-name="T5">gresar datos sobre un</text:span><text:span text:style-name="T4"> apunte</text:span></text:p>
      <text:p text:style-name="P2"/>
      <text:p text:style-name="P2"><text:span text:style-name="T1">Para:</text:span><text:span text:style-name="T5"> buscar y d</text:span><text:span text:style-name="T3">escargar un apunte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<text:span text:style-name="T1">Yo como:</text:span><text:span text:style-name="T3"> </text:span><text:span text:style-name="T5">usuario registrado/no registrado d</text:span><text:span text:style-name="T3">el sitio UNAWeb</text:span></text:p>
      <text:p text:style-name="P2"/>
      <text:p text:style-name="P4"><text:span text:style-name="T2">Quiero:</text:span><text:span text:style-name="T5"> i</text:span><text:span text:style-name="T4">n</text:span><text:span text:style-name="T5">gresar datos sobre un</text:span><text:span text:style-name="T4"> apunte</text:span></text:p>
      <text:p text:style-name="P2"/>
      <text:p text:style-name="P2"><text:span text:style-name="T1">Para:</text:span><text:span text:style-name="T5"> buscar y d</text:span><text:span text:style-name="T3">escargar un apun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Meera" svg:font-family="Meera" style:font-pitch="variable"/>
    <style:font-face style:name="Samanata" svg:font-family="Samanat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wiss" style:font-pitch="variable"/>
    <style:font-face style:name="Noto Sans Mono CJK HK" svg:font-family="'Noto Sans Mono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6.001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07:05.329499738</meta:creation-date>
    <dc:date>2020-12-02T22:29:15.741436548</dc:date>
    <meta:editing-duration>PT11M1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7" meta:paragraph-count="21" meta:word-count="148" meta:character-count="965" meta:non-whitespace-character-count="838"/>
  </office:meta>
</office:document-meta>
</file>